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T2_13" style:family="text"/>
    <style:style style:name="T2_14" style:family="text">
      <style:text-properties fo:color="#1155cc" style:text-underline-style="solid" style:text-underline-color="font-color"/>
    </style:style>
    <style:style style:name="T2_15" style:family="text"/>
    <style:style style:name="T2_16" style:family="text">
      <style:text-properties fo:color="#1155cc" style:text-underline-style="solid" style:text-underline-color="font-color"/>
    </style:style>
    <style:style style:name="T2_17" style:family="text"/>
    <style:style style:name="T2_18" style:family="text">
      <style:text-properties fo:color="#1155cc" style:text-underline-style="solid" style:text-underline-color="font-color"/>
    </style:style>
    <style:style style:name="T2_19" style:family="text"/>
    <style:style style:name="T2_20" style:family="text">
      <style:text-properties fo:color="#1155cc" style:text-underline-style="solid" style:text-underline-color="font-color"/>
    </style:style>
    <style:style style:name="T2_21" style:family="text"/>
    <style:style style:name="T2_22" style:family="text">
      <style:text-properties fo:color="#1155cc" style:text-underline-style="solid" style:text-underline-color="font-color"/>
    </style:style>
    <style:style style:name="T2_23" style:family="text"/>
    <style:style style:name="T2_24" style:family="text">
      <style:text-properties fo:color="#1155cc" style:text-underline-style="solid" style:text-underline-color="font-color"/>
    </style:style>
    <style:style style:name="T2_25" style:family="text"/>
    <style:style style:name="T2_26" style:family="text">
      <style:text-properties fo:color="#1155cc" style:text-underline-style="solid" style:text-underline-color="font-color"/>
    </style:style>
    <style:style style:name="T2_27" style:family="text"/>
    <style:style style:name="T2_28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T9_27" style:family="text"/>
    <style:style style:name="T9_28" style:family="text">
      <style:text-properties fo:color="#1155cc" style:text-underline-style="solid" style:text-underline-color="font-color"/>
    </style:style>
    <style:style style:name="T9_29" style:family="text"/>
    <style:style style:name="T9_30" style:family="text">
      <style:text-properties fo:color="#1155cc" style:text-underline-style="solid" style:text-underline-color="font-color"/>
    </style:style>
    <style:style style:name="T9_31" style:family="text"/>
    <style:style style:name="T9_32" style:family="text">
      <style:text-properties fo:color="#1155cc" style:text-underline-style="solid" style:text-underline-color="font-color"/>
    </style:style>
    <style:style style:name="T9_33" style:family="text"/>
    <style:style style:name="T9_34" style:family="text">
      <style:text-properties fo:color="#1155cc" style:text-underline-style="solid" style:text-underline-color="font-color"/>
    </style:style>
    <style:style style:name="T9_35" style:family="text"/>
    <style:style style:name="T9_36" style:family="text">
      <style:text-properties fo:color="#1155cc" style:text-underline-style="solid" style:text-underline-color="font-color"/>
    </style:style>
    <style:style style:name="T9_37" style:family="text"/>
    <style:style style:name="T9_38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Basic</text:span><text:span text:style-name="T1_2"><text:s/></text:span><text:span text:style-name="T1_3">Loops</text:span></text:p>
      <text:p text:style-name="P2"><text:span text:style-name="T2_1"><text:a xlink:type="simple" xlink:href="http://www.cplusplus.com/doc/tutorial/control/"><text:span text:style-name="T2_2">http</text:span></text:a></text:span><text:span text:style-name="T2_3"><text:a xlink:type="simple" xlink:href="http://www.cplusplus.com/doc/tutorial/control/"><text:span text:style-name="T2_4">://</text:span></text:a></text:span><text:span text:style-name="T2_5"><text:a xlink:type="simple" xlink:href="http://www.cplusplus.com/doc/tutorial/control/"><text:span text:style-name="T2_6">www</text:span></text:a></text:span><text:span text:style-name="T2_7"><text:a xlink:type="simple" xlink:href="http://www.cplusplus.com/doc/tutorial/control/"><text:span text:style-name="T2_8">.</text:span></text:a></text:span><text:span text:style-name="T2_9"><text:a xlink:type="simple" xlink:href="http://www.cplusplus.com/doc/tutorial/control/"><text:span text:style-name="T2_10">cplusplus</text:span></text:a></text:span><text:span text:style-name="T2_11"><text:a xlink:type="simple" xlink:href="http://www.cplusplus.com/doc/tutorial/control/"><text:span text:style-name="T2_12">.</text:span></text:a></text:span><text:span text:style-name="T2_13"><text:a xlink:type="simple" xlink:href="http://www.cplusplus.com/doc/tutorial/control/"><text:span text:style-name="T2_14">com</text:span></text:a></text:span><text:span text:style-name="T2_15"><text:a xlink:type="simple" xlink:href="http://www.cplusplus.com/doc/tutorial/control/"><text:span text:style-name="T2_16">/</text:span></text:a></text:span><text:span text:style-name="T2_17"><text:a xlink:type="simple" xlink:href="http://www.cplusplus.com/doc/tutorial/control/"><text:span text:style-name="T2_18">doc</text:span></text:a></text:span><text:span text:style-name="T2_19"><text:a xlink:type="simple" xlink:href="http://www.cplusplus.com/doc/tutorial/control/"><text:span text:style-name="T2_20">/</text:span></text:a></text:span><text:span text:style-name="T2_21"><text:a xlink:type="simple" xlink:href="http://www.cplusplus.com/doc/tutorial/control/"><text:span text:style-name="T2_22">tutorial</text:span></text:a></text:span><text:span text:style-name="T2_23"><text:a xlink:type="simple" xlink:href="http://www.cplusplus.com/doc/tutorial/control/"><text:span text:style-name="T2_24">/</text:span></text:a></text:span><text:span text:style-name="T2_25"><text:a xlink:type="simple" xlink:href="http://www.cplusplus.com/doc/tutorial/control/"><text:span text:style-name="T2_26">control</text:span></text:a></text:span><text:span text:style-name="T2_27"><text:a xlink:type="simple" xlink:href="http://www.cplusplus.com/doc/tutorial/control/"><text:span text:style-name="T2_28">/</text:span></text:a></text:span></text:p>
      <text:p text:style-name="P3"/>
      <text:p text:style-name="P4"><text:span text:style-name="T4_1"><text:a xlink:type="simple" xlink:href="http://www.cprogramming.com/tutorial/lesson3.html"><text:span text:style-name="T4_2">http</text:span></text:a></text:span><text:span text:style-name="T4_3"><text:a xlink:type="simple" xlink:href="http://www.cprogramming.com/tutorial/lesson3.html"><text:span text:style-name="T4_4">://</text:span></text:a></text:span><text:span text:style-name="T4_5"><text:a xlink:type="simple" xlink:href="http://www.cprogramming.com/tutorial/lesson3.html"><text:span text:style-name="T4_6">www</text:span></text:a></text:span><text:span text:style-name="T4_7"><text:a xlink:type="simple" xlink:href="http://www.cprogramming.com/tutorial/lesson3.html"><text:span text:style-name="T4_8">.</text:span></text:a></text:span><text:span text:style-name="T4_9"><text:a xlink:type="simple" xlink:href="http://www.cprogramming.com/tutorial/lesson3.html"><text:span text:style-name="T4_10">cprogramming</text:span></text:a></text:span><text:span text:style-name="T4_11"><text:a xlink:type="simple" xlink:href="http://www.cprogramming.com/tutorial/lesson3.html"><text:span text:style-name="T4_12">.</text:span></text:a></text:span><text:span text:style-name="T4_13"><text:a xlink:type="simple" xlink:href="http://www.cprogramming.com/tutorial/lesson3.html"><text:span text:style-name="T4_14">com</text:span></text:a></text:span><text:span text:style-name="T4_15"><text:a xlink:type="simple" xlink:href="http://www.cprogramming.com/tutorial/lesson3.html"><text:span text:style-name="T4_16">/</text:span></text:a></text:span><text:span text:style-name="T4_17"><text:a xlink:type="simple" xlink:href="http://www.cprogramming.com/tutorial/lesson3.html"><text:span text:style-name="T4_18">tutorial</text:span></text:a></text:span><text:span text:style-name="T4_19"><text:a xlink:type="simple" xlink:href="http://www.cprogramming.com/tutorial/lesson3.html"><text:span text:style-name="T4_20">/</text:span></text:a></text:span><text:span text:style-name="T4_21"><text:a xlink:type="simple" xlink:href="http://www.cprogramming.com/tutorial/lesson3.html"><text:span text:style-name="T4_22">lesson</text:span></text:a></text:span><text:span text:style-name="T4_23"><text:a xlink:type="simple" xlink:href="http://www.cprogramming.com/tutorial/lesson3.html"><text:span text:style-name="T4_24">3.</text:span></text:a></text:span><text:span text:style-name="T4_25"><text:a xlink:type="simple" xlink:href="http://www.cprogramming.com/tutorial/lesson3.html"><text:span text:style-name="T4_26">html</text:span></text:a></text:span></text:p>
      <text:p text:style-name="P5"/>
      <text:p text:style-name="P6"/>
      <text:p text:style-name="P7"/>
      <text:p text:style-name="P8"><text:span text:style-name="T8_1">Ranged</text:span><text:span text:style-name="T8_2">-</text:span><text:span text:style-name="T8_3">Based</text:span><text:span text:style-name="T8_4"><text:s/></text:span><text:span text:style-name="T8_5">Loops</text:span></text:p>
      <text:p text:style-name="P9"><text:span text:style-name="T9_1"><text:a xlink:type="simple" xlink:href="http://www.cprogramming.com/c++11/c++11-ranged-for-loop.html"><text:span text:style-name="T9_2">http</text:span></text:a></text:span><text:span text:style-name="T9_3"><text:a xlink:type="simple" xlink:href="http://www.cprogramming.com/c++11/c++11-ranged-for-loop.html"><text:span text:style-name="T9_4">://</text:span></text:a></text:span><text:span text:style-name="T9_5"><text:a xlink:type="simple" xlink:href="http://www.cprogramming.com/c++11/c++11-ranged-for-loop.html"><text:span text:style-name="T9_6">www</text:span></text:a></text:span><text:span text:style-name="T9_7"><text:a xlink:type="simple" xlink:href="http://www.cprogramming.com/c++11/c++11-ranged-for-loop.html"><text:span text:style-name="T9_8">.</text:span></text:a></text:span><text:span text:style-name="T9_9"><text:a xlink:type="simple" xlink:href="http://www.cprogramming.com/c++11/c++11-ranged-for-loop.html"><text:span text:style-name="T9_10">cprogramming</text:span></text:a></text:span><text:span text:style-name="T9_11"><text:a xlink:type="simple" xlink:href="http://www.cprogramming.com/c++11/c++11-ranged-for-loop.html"><text:span text:style-name="T9_12">.</text:span></text:a></text:span><text:span text:style-name="T9_13"><text:a xlink:type="simple" xlink:href="http://www.cprogramming.com/c++11/c++11-ranged-for-loop.html"><text:span text:style-name="T9_14">com</text:span></text:a></text:span><text:span text:style-name="T9_15"><text:a xlink:type="simple" xlink:href="http://www.cprogramming.com/c++11/c++11-ranged-for-loop.html"><text:span text:style-name="T9_16">/</text:span></text:a></text:span><text:span text:style-name="T9_17"><text:a xlink:type="simple" xlink:href="http://www.cprogramming.com/c++11/c++11-ranged-for-loop.html"><text:span text:style-name="T9_18">c</text:span></text:a></text:span><text:span text:style-name="T9_19"><text:a xlink:type="simple" xlink:href="http://www.cprogramming.com/c++11/c++11-ranged-for-loop.html"><text:span text:style-name="T9_20">++11/</text:span></text:a></text:span><text:span text:style-name="T9_21"><text:a xlink:type="simple" xlink:href="http://www.cprogramming.com/c++11/c++11-ranged-for-loop.html"><text:span text:style-name="T9_22">c</text:span></text:a></text:span><text:span text:style-name="T9_23"><text:a xlink:type="simple" xlink:href="http://www.cprogramming.com/c++11/c++11-ranged-for-loop.html"><text:span text:style-name="T9_24">++11-</text:span></text:a></text:span><text:span text:style-name="T9_25"><text:a xlink:type="simple" xlink:href="http://www.cprogramming.com/c++11/c++11-ranged-for-loop.html"><text:span text:style-name="T9_26">ranged</text:span></text:a></text:span><text:span text:style-name="T9_27"><text:a xlink:type="simple" xlink:href="http://www.cprogramming.com/c++11/c++11-ranged-for-loop.html"><text:span text:style-name="T9_28">-</text:span></text:a></text:span><text:span text:style-name="T9_29"><text:a xlink:type="simple" xlink:href="http://www.cprogramming.com/c++11/c++11-ranged-for-loop.html"><text:span text:style-name="T9_30">for</text:span></text:a></text:span><text:span text:style-name="T9_31"><text:a xlink:type="simple" xlink:href="http://www.cprogramming.com/c++11/c++11-ranged-for-loop.html"><text:span text:style-name="T9_32">-</text:span></text:a></text:span><text:span text:style-name="T9_33"><text:a xlink:type="simple" xlink:href="http://www.cprogramming.com/c++11/c++11-ranged-for-loop.html"><text:span text:style-name="T9_34">loop</text:span></text:a></text:span><text:span text:style-name="T9_35"><text:a xlink:type="simple" xlink:href="http://www.cprogramming.com/c++11/c++11-ranged-for-loop.html"><text:span text:style-name="T9_36">.</text:span></text:a></text:span><text:span text:style-name="T9_37"><text:a xlink:type="simple" xlink:href="http://www.cprogramming.com/c++11/c++11-ranged-for-loop.html"><text:span text:style-name="T9_38">html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